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106213" officeooo:paragraph-rsid="00106213" style:font-size-asian="14pt" style:font-size-complex="14pt"/>
    </style:style>
    <style:style style:name="P2" style:family="paragraph" style:parent-style-name="Standard">
      <style:text-properties fo:font-size="12pt" officeooo:rsid="001120f4" officeooo:paragraph-rsid="0011ecec" style:font-size-asian="12pt" style:font-size-complex="12pt"/>
    </style:style>
    <style:style style:name="P3" style:family="paragraph" style:parent-style-name="Standard">
      <style:paragraph-properties fo:text-align="justify" style:justify-single-word="false"/>
      <style:text-properties officeooo:paragraph-rsid="00130b06"/>
    </style:style>
    <style:style style:name="P4" style:family="paragraph" style:parent-style-name="Standard">
      <style:text-properties officeooo:paragraph-rsid="00106213"/>
    </style:style>
    <style:style style:name="T1" style:family="text">
      <style:text-properties officeooo:rsid="0007a243"/>
    </style:style>
    <style:style style:name="T2" style:family="text">
      <style:text-properties officeooo:rsid="00105541"/>
    </style:style>
    <style:style style:name="T3" style:family="text">
      <style:text-properties officeooo:rsid="001120f4"/>
    </style:style>
    <style:style style:name="T4" style:family="text">
      <style:text-properties fo:font-size="12pt" officeooo:rsid="0007a243" style:font-size-asian="12pt" style:font-size-complex="12pt"/>
    </style:style>
    <style:style style:name="T5" style:family="text">
      <style:text-properties fo:font-size="12pt" officeooo:rsid="00105541" style:font-size-asian="12pt" style:font-size-complex="12pt"/>
    </style:style>
    <style:style style:name="T6" style:family="text">
      <style:text-properties fo:font-size="12pt" officeooo:rsid="00130b06"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suring the size of droplets produced by a liquid rocket <text:span text:style-name="T3">fuel</text:span> injector</text:p>
      <text:p text:style-name="P4"/>
      <text:p text:style-name="P3">While <text:span text:style-name="T2">designing</text:span> a rocket injector, a need <text:span text:style-name="T1">arose </text:span>for precise, qu<text:span text:style-name="T1">antified</text:span> data with which different <text:span text:style-name="T1">parameters could be compared objectively.</text:span> <text:span text:style-name="T1">One of the most important factors in the efficiency of an engine is the quality of fuel dispersion. Using commercially available components, we devised different methods of determining the size of fuel droplets produced by the injector. </text:span><text:span text:style-name="T4">In this submission we provide an overview of optical and mechanical methods of measurement and discuss <text:s/>the theoretical strengths and weaknesses of each one. We wrap things up by providing the performance metrics of the fuel dispersion measuring device we use for the purpose of developing our own rocket engine fuel injector.</text:span></text:p>
      <text:p text:style-name="P3"><text:span text:style-name="T4"/></text:p>
      <text:p text:style-name="P3"><text:span text:style-name="T4"/></text:p>
      <text:p text:style-name="P3"><text:span text:style-name="T4"/></text:p>
      <text:p text:style-name="P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05T17:53:57.162558272</meta:creation-date>
    <dc:date>2023-05-05T23:36:01.527861537</dc:date>
    <meta:editing-duration>PT10M2S</meta:editing-duration>
    <meta:editing-cycles>3</meta:editing-cycles>
    <meta:generator>LibreOffice/6.0.7.3$Linux_X86_64 LibreOffice_project/00m0$Build-3</meta:generator>
    <meta:document-statistic meta:table-count="0" meta:image-count="0" meta:object-count="0" meta:page-count="1" meta:paragraph-count="2" meta:word-count="121" meta:character-count="775" meta:non-whitespace-character-count="655"/>
  </office:meta>
</office:document-meta>
</file>